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5bb6" officeooo:paragraph-rsid="0019fc05" style:font-weight-asian="bold" style:font-weight-complex="bold"/>
    </style:style>
    <style:style style:name="P2" style:family="paragraph" style:parent-style-name="Standard">
      <style:text-properties officeooo:rsid="00165bb6" officeooo:paragraph-rsid="0015e9e2"/>
    </style:style>
    <style:style style:name="P3" style:family="paragraph" style:parent-style-name="Standard">
      <style:text-properties fo:font-weight="bold" officeooo:rsid="0018191b" officeooo:paragraph-rsid="001b5332" style:font-weight-asian="bold" style:font-weight-complex="bold"/>
    </style:style>
    <style:style style:name="P4" style:family="paragraph" style:parent-style-name="Standard">
      <style:text-properties officeooo:rsid="00165bb6" officeooo:paragraph-rsid="0015e9e2"/>
    </style:style>
    <style:style style:name="P5" style:family="paragraph" style:parent-style-name="Standard">
      <style:text-properties officeooo:rsid="001c29ce" officeooo:paragraph-rsid="001c29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ending problems:</text:p>
      <text:p text:style-name="P2"><text:a xlink:type="simple" xlink:href="https://www.geeksforgeeks.org/subset-sum-divisible-m/" text:style-name="Internet_20_link" text:visited-style-name="Visited_20_Internet_20_Link">Subset with sum divisible by m</text:a></text:p>
      <text:p text:style-name="P2"><text:a xlink:type="simple" xlink:href="https://www.geeksforgeeks.org/perfect-sum-problem-print-subsets-given-sum/" text:style-name="Internet_20_link" text:visited-style-name="Visited_20_Internet_20_Link">Perfect Sum Problem (Print all subsets with given sum)</text:a></text:p>
      <text:p text:style-name="P2"/>
      <text:p text:style-name="P5"><text:a xlink:type="simple" xlink:href="https://leetcode.com/tag/dynamic-programming/" text:style-name="Internet_20_link" text:visited-style-name="Visited_20_Internet_20_Link">https://leetcode.com/tag/dynamic-programming/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weight="bold" officeooo:rsid="00165bb6" officeooo:paragraph-rsid="0019fc05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21:28:25.509129312</meta:creation-date>
    <meta:generator>LibreOffice/5.1.6.2$Linux_X86_64 LibreOffice_project/10m0$Build-2</meta:generator>
    <dc:date>2018-06-28T15:11:21.814643321</dc:date>
    <meta:editing-duration>PT1H5M33S</meta:editing-duration>
    <meta:editing-cycles>8</meta:editing-cycles>
    <meta:document-statistic meta:table-count="0" meta:image-count="0" meta:object-count="0" meta:page-count="1" meta:paragraph-count="4" meta:word-count="18" meta:character-count="146" meta:non-whitespace-character-count="132"/>
  </office:meta>
</office:document-meta>
</file>